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889cm" svg:height="0.889cm" svg:x="6.158cm" svg:y="4.429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889cm" svg:height="0.889cm" svg:x="5.258cm" svg:y="6.229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889cm" svg:height="0.889cm" svg:x="7.058cm" svg:y="6.229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602cm" svg:y1="5.318cm" svg:x2="5.702cm" svg:y2="6.229cm" draw:start-shape="id1" draw:start-glue-point="8" draw:end-shape="id2" draw:end-glue-point="4" svg:d="M6602 5318l-900 911">
          <text:p/>
        </draw:connector>
        <draw:connector draw:style-name="gr2" draw:text-style-name="P1" draw:layer="layout" draw:type="line" svg:x1="6.602cm" svg:y1="5.318cm" svg:x2="7.502cm" svg:y2="6.229cm" draw:start-shape="id1" draw:start-glue-point="8" draw:end-shape="id3" draw:end-glue-point="4" svg:d="M6602 5318l900 911">
          <text:p/>
        </draw:connector>
        <draw:custom-shape draw:style-name="gr1" draw:text-style-name="P2" xml:id="id5" draw:id="id5" draw:layer="layout" svg:width="0.889cm" svg:height="0.889cm" svg:x="9.758cm" svg:y="4.429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889cm" svg:height="0.889cm" svg:x="8.858cm" svg:y="6.229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889cm" svg:height="0.889cm" svg:x="10.658cm" svg:y="6.229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302cm" svg:y1="6.229cm" svg:x2="10.202cm" svg:y2="5.318cm" draw:start-shape="id4" draw:start-glue-point="4" draw:end-shape="id5" draw:end-glue-point="8" svg:d="M9302 6229l900-911">
          <text:p/>
        </draw:connector>
        <draw:connector draw:style-name="gr2" draw:text-style-name="P1" draw:layer="layout" draw:type="line" svg:x1="6.147cm" svg:y1="6.673cm" svg:x2="7.058cm" svg:y2="6.673cm" draw:start-shape="id2" draw:start-glue-point="10" draw:end-shape="id3" draw:end-glue-point="6" svg:d="M6147 6673h911">
          <text:p/>
        </draw:connector>
        <draw:connector draw:style-name="gr2" draw:text-style-name="P1" draw:layer="layout" draw:type="line" svg:x1="11.102cm" svg:y1="6.229cm" svg:x2="10.202cm" svg:y2="5.318cm" draw:start-shape="id6" draw:start-glue-point="4" draw:end-shape="id5" draw:end-glue-point="8" svg:d="M11102 6229l-900-911">
          <text:p/>
        </draw:connector>
        <draw:connector draw:style-name="gr2" draw:text-style-name="P1" draw:layer="layout" draw:type="line" svg:x1="9.747cm" svg:y1="6.673cm" svg:x2="10.658cm" svg:y2="6.673cm" draw:start-shape="id4" draw:start-glue-point="10" draw:end-shape="id6" draw:end-glue-point="6" svg:d="M9747 6673h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8-07-20T12:21:30.25</meta:creation-date>
    <dc:date>2018-08-01T15:44:39.21</dc:date>
    <dc:creator>Loc Nguyen</dc:creator>
    <meta:editing-duration>PT45M32S</meta:editing-duration>
    <meta:editing-cycles>9</meta:editing-cycles>
    <meta:generator>OpenOffice/4.1.2$Win32 OpenOffice.org_project/412m3$Build-9782</meta:generator>
    <meta:document-statistic meta:object-count="12"/>
  </office:meta>
</office:document-meta>
</file>